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6A000001D6DAB99179.png"/>
  <manifest:file-entry manifest:media-type="image/png" manifest:full-path="Pictures/10000201000001550000019822303FCF.png"/>
  <manifest:file-entry manifest:media-type="image/png" manifest:full-path="Pictures/10000201000002FF0000020D269EF23E.png"/>
  <manifest:file-entry manifest:media-type="image/png" manifest:full-path="Pictures/10000201000002BE0000032E36D7D62D.png"/>
  <manifest:file-entry manifest:media-type="image/png" manifest:full-path="Pictures/10000201000002850000035ABFE81CF1.png"/>
  <manifest:file-entry manifest:media-type="image/png" manifest:full-path="Pictures/1000020100000452000001D67E89C37D.png"/>
  <manifest:file-entry manifest:media-type="image/png" manifest:full-path="Pictures/10000201000000AD000000F860431E50.png"/>
  <manifest:file-entry manifest:media-type="image/png" manifest:full-path="Pictures/1000020100000335000002E6A13D543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cc0000" draw:textarea-vertical-align="middle" draw:auto-grow-height="false" fo:min-height="0.749cm" fo:min-width="0.499cm"/>
    </style:style>
    <style:style style:name="gr2" style:family="graphic" style:parent-style-name="standard">
      <style:graphic-properties svg:stroke-width="0.081cm" svg:stroke-color="#cc0000" draw:marker-start-width="0.32cm" draw:marker-end-width="0.32cm" draw:fill="none" draw:fill-color="#cfe7f5" draw:textarea-vertical-align="middle" fo:padding-top="0.164cm" fo:padding-bottom="0.164cm" fo:padding-left="0.289cm" fo:padding-right="0.289cm"/>
    </style:style>
    <style:style style:name="gr3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3399ff" draw:marker-start-width="0.32cm" draw:marker-end-width="0.32cm" draw:fill="none" draw:fill-color="#cfe7f5" draw:textarea-vertical-align="middle" fo:padding-top="0.164cm" fo:padding-bottom="0.164cm" fo:padding-left="0.289cm" fo:padding-right="0.289cm"/>
    </style:style>
    <style:style style:name="gr5" style:family="graphic" style:parent-style-name="objectwithoutfill">
      <style:graphic-properties svg:stroke-width="0.106cm" svg:stroke-color="#999966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draw:stroke="dash" draw:stroke-dash="Ultrafine_20_Dashed" svg:stroke-width="0.042cm" draw:marker-start-width="0.262cm" draw:marker-end-width="0.262cm" draw:fill="none" draw:textarea-vertical-align="middle" fo:padding-top="0.145cm" fo:padding-bottom="0.145cm" fo:padding-left="0.27cm" fo:padding-right="0.27cm"/>
    </style:style>
    <style:style style:name="gr7" style:family="graphic" style:parent-style-name="objectwithoutfill">
      <style:graphic-properties svg:stroke-width="0.042cm" draw:marker-start-width="0.262cm" draw:marker-end="Arrow" draw:marker-end-width="0.362cm" draw:fill="none" draw:textarea-vertical-align="middle" fo:padding-top="0.145cm" fo:padding-bottom="0.145cm" fo:padding-left="0.27cm" fo:padding-right="0.27cm"/>
    </style:style>
    <style:style style:name="gr8" style:family="graphic" style:parent-style-name="objectwithoutfill">
      <style:graphic-properties draw:stroke="solid" svg:stroke-width="0.081cm" svg:stroke-color="#3399ff" draw:marker-start-width="0.32cm" draw:marker-end-width="0.32cm" draw:fill="none" draw:textarea-vertical-align="middle" fo:padding-top="0.164cm" fo:padding-bottom="0.164cm" fo:padding-left="0.289cm" fo:padding-right="0.289cm"/>
    </style:style>
    <style:style style:name="gr9" style:family="graphic" style:parent-style-name="standard">
      <style:graphic-properties draw:stroke="none" draw:fill-color="#3399ff" draw:textarea-vertical-align="middle" draw:auto-grow-height="false" fo:min-height="0.749cm" fo:min-width="0.499cm"/>
    </style:style>
    <style:style style:name="gr10" style:family="graphic" style:parent-style-name="objectwithoutfill">
      <style:graphic-properties draw:stroke="dash" draw:stroke-dash="Fine_20_Dashed_20__28_var_29_" svg:stroke-width="0.106cm" svg:stroke-color="#999966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1" style:family="graphic" style:parent-style-name="objectwithoutfill">
      <style:graphic-properties draw:stroke="solid" svg:stroke-width="0.081cm" svg:stroke-color="#009900" draw:marker-start-width="0.32cm" draw:marker-end-width="0.32cm" draw:fill="none" draw:textarea-vertical-align="middle" fo:padding-top="0.164cm" fo:padding-bottom="0.164cm" fo:padding-left="0.289cm" fo:padding-right="0.289cm"/>
    </style:style>
    <style:style style:name="gr12" style:family="graphic" style:parent-style-name="standard">
      <style:graphic-properties svg:stroke-width="0.035cm" svg:stroke-color="#ffffff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1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width="0.106cm" svg:stroke-color="#990099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5" style:family="graphic" style:parent-style-name="standard">
      <style:graphic-properties svg:stroke-width="0.028cm" svg:stroke-color="#ffffff" draw:marker-start-width="0.242cm" draw:marker-end-width="0.242cm" draw:fill-color="#000000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3cm" svg:height="0.3cm" svg:x="9.655cm" svg:y="2.4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ellipse draw:style-name="gr2" draw:text-style-name="P1" draw:layer="layout" svg:width="2.56cm" svg:height="1cm" draw:transform="rotate (0.35185837720199) translate (8.407cm 2.548cm)">
          <text:p/>
        </draw:ellipse>
        <draw:path draw:style-name="gr3" draw:text-style-name="P1" draw:layer="layout" svg:width="12.38cm" svg:height="7.233cm" svg:x="4.422cm" svg:y="-1.143cm" svg:viewBox="0 0 12381 7234" svg:d="M5230 0c-381 2159-5952 2319-5152 5679 635 2666 3508 1256 5715 508 7493-2540 6549-4917 6549-4917">
          <text:p/>
        </draw:path>
        <draw:ellipse draw:style-name="gr2" draw:text-style-name="P1" draw:layer="layout" svg:width="7.68cm" svg:height="3cm" draw:transform="rotate (0.35185837720199) translate (5.604cm 2.491cm)">
          <text:p/>
        </draw:ellipse>
        <draw:g>
          <draw:ellipse draw:style-name="gr4" draw:text-style-name="P1" draw:layer="layout" svg:width="2.14cm" svg:height="1cm" draw:transform="skewX (0.0040142572795862) rotate (0.0080285145591724) translate (8.678cm 3.908cm)">
            <text:p/>
          </draw:ellipse>
          <draw:ellipse draw:style-name="gr4" draw:text-style-name="P1" draw:layer="layout" svg:width="6.418cm" svg:height="3cm" draw:transform="skewX (0.002617993877991) rotate (0.0080285145591724) translate (6.533cm 2.924cm)">
            <text:p/>
          </draw:ellipse>
          <draw:ellipse draw:style-name="gr4" draw:text-style-name="P1" draw:layer="layout" svg:width="6.418cm" svg:height="3cm" draw:transform="skewX (0.002617993877991) rotate (0.0080285145591724) translate (6.533cm 2.924cm)">
            <text:p/>
          </draw:ellipse>
          <draw:ellipse draw:style-name="gr4" draw:text-style-name="P1" draw:layer="layout" svg:width="10.7cm" svg:height="5.001cm" draw:transform="skewX (0.0024434609527916) rotate (0.0080285145591724) translate (4.386cm 1.942cm)">
            <text:p/>
          </draw:ellipse>
        </draw:g>
        <draw:line draw:style-name="gr5" draw:text-style-name="P1" draw:layer="layout" svg:x1="5.1cm" svg:y1="5.7cm" svg:x2="8.89cm" svg:y2="5.7cm">
          <text:p/>
        </draw:line>
        <draw:line draw:style-name="gr6" draw:text-style-name="P1" draw:layer="layout" svg:x1="5.1cm" svg:y1="5.7cm" svg:x2="5.1cm" svg:y2="8.7cm">
          <text:p/>
        </draw:line>
        <draw:line draw:style-name="gr7" draw:text-style-name="P1" draw:layer="layout" svg:x1="3.1cm" svg:y1="8.7cm" svg:x2="16.3cm" svg:y2="8.7cm">
          <text:p/>
        </draw:line>
        <draw:line draw:style-name="gr6" draw:text-style-name="P1" draw:layer="layout" svg:x1="5.1cm" svg:y1="5.7cm" svg:x2="2.1cm" svg:y2="5.7cm">
          <text:p/>
        </draw:line>
        <draw:line draw:style-name="gr7" draw:text-style-name="P1" draw:layer="layout" svg:x1="2.1cm" svg:y1="7.7cm" svg:x2="2.1cm" svg:y2="0.4cm">
          <text:p/>
        </draw:line>
        <draw:path draw:style-name="gr8" draw:text-style-name="P1" draw:layer="layout" svg:width="9.299cm" svg:height="2cm" svg:x="5.1cm" svg:y="8.699cm" svg:viewBox="0 0 9300 2001" svg:d="M0 0c4650 4503 9300 0 9300 0">
          <text:p/>
        </draw:path>
        <draw:path draw:style-name="gr8" draw:text-style-name="P1" draw:layer="layout" svg:width="2cm" svg:height="2.399cm" svg:x="0.099cm" svg:y="3.3cm" svg:viewBox="0 0 2001 2400" svg:d="M2001 0c-4503 1200 0 2400 0 2400">
          <text:p/>
        </draw:path>
        <draw:custom-shape draw:style-name="gr9" draw:text-style-name="P1" draw:layer="layout" svg:width="0.3cm" svg:height="0.3cm" svg:x="9.606cm" svg:y="4.23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0" draw:text-style-name="P1" draw:layer="layout" svg:x1="5.1cm" svg:y1="6.874cm" svg:x2="5.1cm" svg:y2="-0.746cm">
          <text:p/>
        </draw:line>
        <draw:path draw:style-name="gr11" draw:text-style-name="P1" draw:layer="layout" svg:width="6.199cm" svg:height="0.899cm" svg:x="5.08cm" svg:y="8.68cm" svg:viewBox="0 0 6200 900" svg:d="M0 0c3100 2025 6200 0 6200 0">
          <text:p/>
        </draw:path>
        <draw:path draw:style-name="gr11" draw:text-style-name="P1" draw:layer="layout" svg:width="4.098cm" svg:height="1.698cm" svg:x="5.081cm" svg:y="8.681cm" svg:viewBox="0 0 4099 1699" svg:d="M0 0c2050 3822 4099 0 4099 0">
          <text:p/>
        </draw:path>
        <draw:path draw:style-name="gr11" draw:text-style-name="P1" draw:layer="layout" svg:width="10.397cm" svg:height="2.198cm" svg:x="5.082cm" svg:y="8.681cm" svg:viewBox="0 0 10398 2199" svg:d="M0 0c5199 4947 10398 0 10398 0">
          <text:p/>
        </draw:path>
        <draw:path draw:style-name="gr11" draw:text-style-name="P1" draw:layer="layout" svg:width="1.799cm" svg:height="4.099cm" svg:x="0.301cm" svg:y="1.6cm" svg:viewBox="0 0 1800 4100" svg:d="M1800 0c-4049 1700 0 4100 0 4100">
          <text:p/>
        </draw:path>
        <draw:path draw:style-name="gr11" draw:text-style-name="P1" draw:layer="layout" svg:width="2cm" svg:height="1.699cm" svg:x="0.1cm" svg:y="5.7cm" svg:viewBox="0 0 2001 1700" svg:d="M2001 1700c-4503-850 0-1700 0-1700">
          <text:p/>
        </draw:path>
        <draw:path draw:style-name="gr11" draw:text-style-name="P1" draw:layer="layout" svg:width="1.399cm" svg:height="2.699cm" svg:x="0.701cm" svg:y="3cm" svg:viewBox="0 0 1400 2700" svg:d="M1400 0c-3149 1350 0 2700 0 2700">
          <text:p/>
        </draw:path>
        <draw:line draw:style-name="gr5" draw:text-style-name="P1" draw:layer="layout" svg:x1="5.1cm" svg:y1="5.68cm" svg:x2="5.1cm" svg:y2="1.89cm">
          <text:p/>
        </draw:line>
        <draw:circle draw:style-name="gr12" draw:text-style-name="P1" draw:layer="layout" svg:width="0.4cm" svg:height="0.4cm" svg:x="4.9cm" svg:y="5.5cm">
          <text:p/>
        </draw:circle>
      </draw:page>
      <draw:page draw:name="page2" draw:style-name="dp1" draw:master-page-name="Standard">
        <draw:frame draw:style-name="gr13" draw:text-style-name="P1" draw:layer="layout" svg:width="1.6cm" svg:height="1.1cm" svg:x="14.732cm" svg:y="5.958cm">
          <draw:image xlink:href="Pictures/10000201000002FF0000020D269EF23E.png" xlink:type="simple" xlink:show="embed" xlink:actuate="onLoad">
            <text:p/>
          </draw:image>
        </draw:frame>
        <draw:frame draw:style-name="gr13" draw:text-style-name="P1" draw:layer="layout" svg:width="0.83cm" svg:height="1cm" svg:x="4.191cm" svg:y="0.27cm">
          <draw:image xlink:href="Pictures/10000201000001550000019822303FCF.png" xlink:type="simple" xlink:show="embed" xlink:actuate="onLoad">
            <text:p/>
          </draw:image>
        </draw:frame>
        <draw:frame draw:style-name="gr13" draw:text-style-name="P1" draw:layer="layout" svg:width="2.35cm" svg:height="1cm" draw:transform="rotate (0.392350015848251) translate (10.654cm 10.506cm)">
          <draw:image xlink:href="Pictures/1000020100000452000001D67E89C37D.png" xlink:type="simple" xlink:show="embed" xlink:actuate="onLoad">
            <text:p/>
          </draw:image>
        </draw:frame>
        <draw:frame draw:style-name="gr13" draw:text-style-name="P1" draw:layer="layout" svg:width="0.962cm" svg:height="0.873cm" svg:x="5.842cm" svg:y="5.588cm">
          <draw:image xlink:href="Pictures/1000020100000335000002E6A13D543B.png" xlink:type="simple" xlink:show="embed" xlink:actuate="onLoad">
            <text:p/>
          </draw:image>
        </draw:frame>
        <draw:frame draw:style-name="gr13" draw:text-style-name="P1" draw:layer="layout" svg:width="0.75cm" svg:height="1cm" svg:x="4.35cm" svg:y="6.5cm">
          <draw:image xlink:href="Pictures/10000201000002850000035ABFE81CF1.png" xlink:type="simple" xlink:show="embed" xlink:actuate="onLoad">
            <text:p/>
          </draw:image>
        </draw:frame>
        <draw:g>
          <draw:ellipse draw:style-name="gr2" draw:text-style-name="P1" draw:layer="layout" svg:width="2.56cm" svg:height="1cm" draw:transform="rotate (0.35185837720199) translate (8.351cm 3.346cm)">
            <text:p/>
          </draw:ellipse>
          <draw:ellipse draw:style-name="gr2" draw:text-style-name="P1" draw:layer="layout" svg:width="7.68cm" svg:height="3cm" draw:transform="rotate (0.35185837720199) translate (5.603cm 3.289cm)">
            <text:p/>
          </draw:ellipse>
          <draw:ellipse draw:style-name="gr2" draw:text-style-name="P1" draw:layer="layout" svg:width="7.68cm" svg:height="3cm" draw:transform="rotate (0.35185837720199) translate (5.603cm 3.289cm)">
            <text:p/>
          </draw:ellipse>
          <draw:ellipse draw:style-name="gr2" draw:text-style-name="P1" draw:layer="layout" svg:width="12.8cm" svg:height="5cm" draw:transform="skewX (-5.81914755001021E-017) rotate (0.35185837720199) translate (2.855cm 3.233cm)">
            <text:p/>
          </draw:ellipse>
        </draw:g>
        <draw:g>
          <draw:ellipse draw:style-name="gr4" draw:text-style-name="P1" draw:layer="layout" svg:width="2.14cm" svg:height="1cm" draw:transform="skewX (0.0040142572795862) rotate (0.0080285145591724) translate (8.678cm 4.708cm)">
            <text:p/>
          </draw:ellipse>
          <draw:ellipse draw:style-name="gr4" draw:text-style-name="P1" draw:layer="layout" svg:width="6.418cm" svg:height="3cm" draw:transform="skewX (0.002617993877991) rotate (0.0080285145591724) translate (6.533cm 3.724cm)">
            <text:p/>
          </draw:ellipse>
          <draw:ellipse draw:style-name="gr4" draw:text-style-name="P1" draw:layer="layout" svg:width="6.418cm" svg:height="3cm" draw:transform="skewX (0.002617993877991) rotate (0.0080285145591724) translate (6.533cm 3.724cm)">
            <text:p/>
          </draw:ellipse>
          <draw:ellipse draw:style-name="gr4" draw:text-style-name="P1" draw:layer="layout" svg:width="10.7cm" svg:height="5.001cm" draw:transform="skewX (0.0024434609527916) rotate (0.0080285145591724) translate (4.386cm 2.742cm)">
            <text:p/>
          </draw:ellipse>
        </draw:g>
        <draw:line draw:style-name="gr5" draw:text-style-name="P1" draw:layer="layout" svg:x1="5.1cm" svg:y1="6.5cm" svg:x2="8.3cm" svg:y2="6.5cm">
          <text:p/>
        </draw:line>
        <draw:line draw:style-name="gr5" draw:text-style-name="P1" draw:layer="layout" svg:x1="5.08cm" svg:y1="6.5cm" svg:x2="5.1cm" svg:y2="3.3cm">
          <text:p/>
        </draw:line>
        <draw:line draw:style-name="gr6" draw:text-style-name="P1" draw:layer="layout" svg:x1="5.1cm" svg:y1="6.5cm" svg:x2="5.1cm" svg:y2="9.5cm">
          <text:p/>
        </draw:line>
        <draw:line draw:style-name="gr7" draw:text-style-name="P1" draw:layer="layout" svg:x1="3.1cm" svg:y1="9.5cm" svg:x2="16.3cm" svg:y2="9.5cm">
          <text:p/>
        </draw:line>
        <draw:line draw:style-name="gr6" draw:text-style-name="P1" draw:layer="layout" svg:x1="5.1cm" svg:y1="6.5cm" svg:x2="2.1cm" svg:y2="6.5cm">
          <text:p/>
        </draw:line>
        <draw:line draw:style-name="gr7" draw:text-style-name="P1" draw:layer="layout" svg:x1="2.1cm" svg:y1="8.5cm" svg:x2="2.1cm" svg:y2="1.2cm">
          <text:p/>
        </draw:line>
        <draw:path draw:style-name="gr8" draw:text-style-name="P1" draw:layer="layout" svg:width="9.299cm" svg:height="2cm" svg:x="5.1cm" svg:y="9.499cm" svg:viewBox="0 0 9300 2001" svg:d="M0 0c4650 4503 9300 0 9300 0">
          <text:p/>
        </draw:path>
        <draw:path draw:style-name="gr8" draw:text-style-name="P1" draw:layer="layout" svg:width="2cm" svg:height="2.399cm" svg:x="0.099cm" svg:y="4.1cm" svg:viewBox="0 0 2001 2400" svg:d="M2001 0c-4503 1200 0 2400 0 2400">
          <text:p/>
        </draw:path>
        <draw:custom-shape draw:style-name="gr1" draw:text-style-name="P1" draw:layer="layout" svg:width="0.3cm" svg:height="0.3cm" svg:x="9.6cm" svg:y="3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3" draw:text-style-name="P1" draw:layer="layout" svg:width="0.86cm" svg:height="1cm" svg:x="14.74cm" svg:y="1cm">
          <draw:image xlink:href="Pictures/10000201000002BE0000032E36D7D62D.png" xlink:type="simple" xlink:show="embed" xlink:actuate="onLoad">
            <text:p/>
          </draw:image>
        </draw:frame>
        <draw:custom-shape draw:style-name="gr9" draw:text-style-name="P1" draw:layer="layout" svg:width="0.3cm" svg:height="0.3cm" svg:x="9.606cm" svg:y="5.03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0" draw:text-style-name="P1" draw:layer="layout" svg:x1="5.1cm" svg:y1="7.874cm" svg:x2="5.1cm" svg:y2="0.254cm">
          <text:p/>
        </draw:line>
        <draw:frame draw:style-name="gr13" draw:text-style-name="P1" draw:layer="layout" svg:width="2.94cm" svg:height="1cm" draw:transform="rotate (0.545240858322926) translate (12.934cm 11.125cm)">
          <draw:image xlink:href="Pictures/100002010000056A000001D6DAB99179.png" xlink:type="simple" xlink:show="embed" xlink:actuate="onLoad">
            <text:p/>
          </draw:image>
        </draw:frame>
        <draw:path draw:style-name="gr11" draw:text-style-name="P1" draw:layer="layout" svg:width="6.199cm" svg:height="0.899cm" svg:x="5.08cm" svg:y="9.48cm" svg:viewBox="0 0 6200 900" svg:d="M0 0c3100 2025 6200 0 6200 0">
          <text:p/>
        </draw:path>
        <draw:path draw:style-name="gr11" draw:text-style-name="P1" draw:layer="layout" svg:width="4.098cm" svg:height="1.698cm" svg:x="5.081cm" svg:y="9.481cm" svg:viewBox="0 0 4099 1699" svg:d="M0 0c2050 3822 4099 0 4099 0">
          <text:p/>
        </draw:path>
        <draw:path draw:style-name="gr11" draw:text-style-name="P1" draw:layer="layout" svg:width="10.397cm" svg:height="2.198cm" svg:x="5.082cm" svg:y="9.481cm" svg:viewBox="0 0 10398 2199" svg:d="M0 0c5199 4947 10398 0 10398 0">
          <text:p/>
        </draw:path>
        <draw:path draw:style-name="gr11" draw:text-style-name="P1" draw:layer="layout" svg:width="1.799cm" svg:height="4.099cm" svg:x="0.301cm" svg:y="2.4cm" svg:viewBox="0 0 1800 4100" svg:d="M1800 0c-4049 1700 0 4100 0 4100">
          <text:p/>
        </draw:path>
        <draw:path draw:style-name="gr11" draw:text-style-name="P1" draw:layer="layout" svg:width="2cm" svg:height="1.699cm" svg:x="0.1cm" svg:y="6.5cm" svg:viewBox="0 0 2001 1700" svg:d="M2001 1700c-4503-850 0-1700 0-1700">
          <text:p/>
        </draw:path>
        <draw:path draw:style-name="gr11" draw:text-style-name="P1" draw:layer="layout" svg:width="1.399cm" svg:height="2.699cm" svg:x="0.701cm" svg:y="3.8cm" svg:viewBox="0 0 1400 2700" svg:d="M1400 0c-3149 1350 0 2700 0 2700">
          <text:p/>
        </draw:path>
        <draw:line draw:style-name="gr14" draw:text-style-name="P1" draw:layer="layout" svg:x1="5.06cm" svg:y1="6.554cm" svg:x2="7.745cm" svg:y2="3.175cm">
          <text:p/>
        </draw:line>
        <draw:frame draw:style-name="gr13" draw:text-style-name="P1" draw:layer="layout" svg:width="0.51cm" svg:height="0.75cm" svg:x="7.826cm" svg:y="2.997cm">
          <draw:image xlink:href="Pictures/10000201000000AD000000F860431E50.png" xlink:type="simple" xlink:show="embed" xlink:actuate="onLoad">
            <text:p/>
          </draw:image>
        </draw:frame>
        <draw:circle draw:style-name="gr15" draw:text-style-name="P1" draw:layer="layout" svg:width="0.4cm" svg:height="0.4cm" svg:x="4.9cm" svg:y="6.3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4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as </meta:initial-creator>
    <meta:creation-date>2021-07-09T16:06:51.49</meta:creation-date>
    <meta:generator>OpenOffice/4.1.7$Win32 OpenOffice.org_project/417m1$Build-9800</meta:generator>
    <dc:date>2022-01-27T11:43:40.58</dc:date>
    <dc:creator>Lukas </dc:creator>
    <meta:editing-duration>PT6H9M26S</meta:editing-duration>
    <meta:editing-cycles>21</meta:editing-cycles>
    <meta:document-statistic meta:object-count="63"/>
  </office:meta>
</office:document-meta>
</file>